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058cm" style:rel-column-width="600*"/>
    </style:style>
    <style:style style:name="表7.B" style:family="table-column">
      <style:table-column-properties style:column-width="10.65cm" style:rel-column-width="6038*"/>
    </style:style>
    <style:style style:name="表7.C" style:family="table-column">
      <style:table-column-properties style:column-width="5.292cm" style:rel-column-width="3000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Standard">
      <style:text-properties fo:font-size="14pt" style:font-name-asian="Arial" style:font-size-asian="14pt" style:font-size-complex="14pt"/>
    </style:style>
    <style:style style:name="P17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25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26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28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29">
      <style:text-properties fo:font-size="14pt" style:font-name-asian="Arial" style:font-size-asian="14pt" style:font-size-complex="14pt"/>
    </style:style>
    <style:style style:name="P40" style:family="paragraph" style:parent-style-name="Standard" style:list-style-name="L30">
      <style:text-properties fo:font-size="14pt" style:font-name-asian="Arial" style:font-size-asian="14pt" style:font-size-complex="14pt"/>
    </style:style>
    <style:style style:name="P41" style:family="paragraph" style:parent-style-name="Standard" style:list-style-name="L31">
      <style:text-properties fo:font-size="14pt" style:font-name-asian="Arial" style:font-size-asian="14pt" style:font-size-complex="14pt"/>
    </style:style>
    <style:style style:name="P42" style:family="paragraph" style:parent-style-name="Standard" style:list-style-name="L32">
      <style:text-properties fo:font-size="14pt" style:font-name-asian="Arial" style:font-size-asian="14pt" style:font-size-complex="14pt"/>
    </style:style>
    <style:style style:name="P43" style:family="paragraph" style:parent-style-name="Standard" style:list-style-name="L33">
      <style:text-properties fo:font-size="14pt" style:font-name-asian="Arial" style:font-size-asian="14pt" style:font-size-complex="14pt"/>
    </style:style>
    <style:style style:name="P44" style:family="paragraph" style:parent-style-name="Standard" style:list-style-name="L34">
      <style:text-properties fo:font-size="14pt" style:font-name-asian="Arial" style:font-size-asian="14pt" style:font-size-complex="14pt"/>
    </style:style>
    <style:style style:name="P45" style:family="paragraph" style:parent-style-name="Standard" style:list-style-name="L36">
      <style:text-properties fo:font-size="14pt" style:font-name-asian="Arial" style:font-size-asian="14pt" style:font-size-complex="14pt"/>
    </style:style>
    <style:style style:name="P46" style:family="paragraph" style:parent-style-name="Standard" style:list-style-name="L37">
      <style:text-properties fo:font-size="14pt" style:font-name-asian="Arial" style:font-size-asian="14pt" style:font-size-complex="14pt"/>
    </style:style>
    <style:style style:name="P47" style:family="paragraph" style:parent-style-name="Standard" style:list-style-name="L38">
      <style:text-properties fo:font-size="14pt" style:font-name-asian="Arial" style:font-size-asian="14pt" style:font-size-complex="14pt"/>
    </style:style>
    <style:style style:name="P48" style:family="paragraph" style:parent-style-name="Standard" style:list-style-name="L39">
      <style:text-properties fo:font-size="14pt" style:font-name-asian="Arial" style:font-size-asian="14pt" style:font-size-complex="14pt"/>
    </style:style>
    <style:style style:name="P49" style:family="paragraph" style:parent-style-name="Standard" style:list-style-name="L40">
      <style:text-properties fo:font-size="14pt" style:font-name-asian="Arial" style:font-size-asian="14pt" style:font-size-complex="14pt"/>
    </style:style>
    <style:style style:name="P50" style:family="paragraph" style:parent-style-name="Standard" style:list-style-name="L43">
      <style:text-properties fo:font-size="14pt" style:font-name-asian="Arial" style:font-size-asian="14pt" style:font-size-complex="14pt"/>
    </style:style>
    <style:style style:name="P51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52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53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54" style:family="paragraph" style:parent-style-name="Standard" style:list-style-name="L37">
      <style:text-properties fo:font-size="14pt" style:font-name-asian="Arial" style:font-size-asian="14pt" style:language-asian="ja" style:country-asian="JP" style:font-size-complex="14pt"/>
    </style:style>
    <style:style style:name="P55" style:family="paragraph" style:parent-style-name="Standard" style:list-style-name="L42">
      <style:text-properties fo:font-size="14pt" style:font-name-asian="Arial" style:font-size-asian="14pt" style:language-asian="ja" style:country-asian="JP" style:font-size-complex="14pt"/>
    </style:style>
    <style:style style:name="P56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58" style:family="paragraph" style:parent-style-name="Standard" style:list-style-name="L8"/>
    <style:style style:name="P59" style:family="paragraph" style:parent-style-name="Standard" style:list-style-name="L27"/>
    <style:style style:name="P60" style:family="paragraph" style:parent-style-name="Standard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1"/>
    <style:style style:name="P6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63" style:family="paragraph" style:parent-style-name="Text_20_body" style:list-style-name="L41">
      <style:text-properties style:font-name="Arial" fo:font-size="14pt" style:font-name-asian="Arial" style:font-size-asian="14pt" style:font-size-complex="14pt"/>
    </style:style>
    <style:style style:name="P6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Table_20_Contents" style:list-style-name="L2"/>
    <style:style style:name="P67" style:family="paragraph" style:parent-style-name="Table_20_Contents" style:list-style-name="L3"/>
    <style:style style:name="P68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69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70" style:family="paragraph" style:parent-style-name="Table_20_Contents" style:list-style-name="L4"/>
    <style:style style:name="P71" style:family="paragraph" style:parent-style-name="Table_20_Contents" style:list-style-name="L5"/>
    <style:style style:name="P72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P7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74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4pt" style:font-name-asian="Arial" style:font-size-asian="14pt" style:font-size-complex="14pt"/>
    </style:style>
    <style:style style:name="T7" style:family="text">
      <style:text-properties fo:background-color="#66ff00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[do]</text:p>
      <text:list xml:id="list4873417589722069589" text:style-name="L1">
        <text:list-item>
          <text:p text:style-name="P17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8663902229531232971" text:style-name="L2">
              <text:list-item>
                <text:p text:style-name="P66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66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2007227646625855240" text:style-name="L3">
              <text:list-item>
                <text:p text:style-name="P67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68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30503562" text:continue-list="list4873417589722069589" text:style-name="L1">
        <text:list-item>
          <text:p text:style-name="P17">SEARCH</text:p>
          <text:list>
            <text:list-item>
              <text:p text:style-name="P17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17">READ</text:p>
          <text:list>
            <text:list-item>
              <text:p text:style-name="P17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17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17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17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17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17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17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56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738460373392810101" text:style-name="L4">
              <text:list-item>
                <text:p text:style-name="P70">个人的研究</text:p>
              </text:list-item>
              <text:list-item>
                <text:p text:style-name="P70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1890481866574354893" text:style-name="L5">
              <text:list-item>
                <text:p text:style-name="P69">to : contemporary audience</text:p>
              </text:list-item>
              <text:list-item>
                <text:p text:style-name="P71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69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30522706" text:continue-list="list30503562" text:style-name="L1">
        <text:list-item>
          <text:list>
            <text:list-item>
              <text:list>
                <text:list-item>
                  <text:p text:style-name="P17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1930970668196348985" text:style-name="L6">
        <text:list-item>
          <text:p text:style-name="P18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8">“奥古斯丁不是惟一这样解经的”</text:p>
            </text:list-item>
          </text:list>
        </text:list-item>
      </text:list>
      <text:p text:style-name="P7"/>
      <text:p text:style-name="P7"/>
      <text:p text:style-name="P14">---------------------------------------------------------------------------</text:p>
      <text:p text:style-name="P13">res free# JVEMV6 37#13_2 / 37. miscs / 13. religions / 20191130_083909</text:p>
      <text:p text:style-name="P7"/>
      <text:p text:style-name="P7">[do]</text:p>
      <text:list xml:id="list7827051997154058573" text:style-name="L7">
        <text:list-item>
          <text:p text:style-name="P19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9">“奥古斯丁不是惟一这样解经的” ==&gt; DROP</text:p>
            </text:list-item>
          </text:list>
        </text:list-item>
        <text:list-item>
          <text:p text:style-name="P72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72">==&gt; DROP</text:p>
            </text:list-item>
          </text:list>
        </text:list-item>
        <text:list-item>
          <text:p text:style-name="P72">SEARCH</text:p>
          <text:list>
            <text:list-item>
              <text:p text:style-name="P72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72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72">READ</text:p>
          <text:list>
            <text:list-item>
              <text:p text:style-name="P72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72"/>
                </text:list-item>
              </text:list>
            </text:list-item>
          </text:list>
        </text:list-item>
      </text:list>
      <text:p text:style-name="P7"/>
      <text:p text:style-name="P7">[next]</text:p>
      <text:list xml:id="list3410697796705140912" text:style-name="L8">
        <text:list-item>
          <text:p text:style-name="P58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7"/>
      <text:p text:style-name="P7"/>
      <text:p text:style-name="P7">[<text:span text:style-name="T7">/ 20191130_094001</text:span>]</text:p>
      <text:p text:style-name="P7"/>
      <text:p text:style-name="P6"/>
      <text:p text:style-name="P14">---------------------------------------------------------------------------</text:p>
      <text:p text:style-name="P13">res free# JVEMV6 37#13_3 / 37. miscs / 13. religions / 20191130_103758</text:p>
      <text:p text:style-name="P7"/>
      <text:p text:style-name="P7">[do]</text:p>
      <text:list xml:id="list2691158400843804469" text:style-name="L9">
        <text:list-item>
          <text:p text:style-name="P20">SEARCH</text:p>
          <text:list>
            <text:list-item>
              <text:p text:style-name="P20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20">READ</text:p>
          <text:list>
            <text:list-item>
              <text:p text:style-name="P20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  <text:list-item>
          <text:p text:style-name="P20"/>
        </text:list-item>
      </text:list>
      <text:p text:style-name="P7"/>
      <text:p text:style-name="P7">[next]</text:p>
      <text:list xml:id="list9184585073028154062" text:style-name="L10">
        <text:list-item>
          <text:p text:style-name="P21"><text:a xlink:type="simple" xlink:href="http://www.cps2014.net/00download/02dogma-ethic/00sys.pdf" text:style-name="Internet_20_link" text:visited-style-name="Visited_20_Internet_20_Link">http://www.cps2014.net/00download/02dogma-ethic/00sys.pdf</text:a> “박형룡 박사<text:soft-page-break/>는 그의교의신학”</text:p>
        </text:list-item>
      </text:list>
      <text:p text:style-name="P7"/>
      <text:p text:style-name="P6"/>
      <text:p text:style-name="P14">---------------------------------------------------------------------------</text:p>
      <text:p text:style-name="P13">res free# JVEMV6 37#13_4 / 37. miscs / 13. religions / 20191201_112103</text:p>
      <text:p text:style-name="P7"/>
      <text:p text:style-name="P7">[do]</text:p>
      <text:list xml:id="list2725296121740011875" text:style-name="L11">
        <text:list-item>
          <text:p text:style-name="P22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 ::[20191201_115242 <text:s/></text:p>
          <text:list>
            <text:list-item>
              <text:p text:style-name="P22">~~ “교의학은, 즉”</text:p>
            </text:list-item>
            <text:list-item>
              <text:p text:style-name="P22">==&gt; ENOUGH</text:p>
            </text:list-item>
          </text:list>
        </text:list-item>
        <text:list-item>
          <text:p text:style-name="P22"><text:a xlink:type="simple" xlink:href="https://ko.wikipedia.org/wiki/조직신학" text:style-name="Internet_20_link" text:visited-style-name="Visited_20_Internet_20_Link">https://ko.wikipedia.org/wiki/조직신학</text:a></text:p>
        </text:list-item>
        <text:list-item>
          <text:p text:style-name="P22"><text:a xlink:type="simple" xlink:href="http://oldfaith.net/01exposit/02nt/2-01마태복음.htm#5장:%20완전한%20의의%20삶" text:style-name="Internet_20_link" text:visited-style-name="Visited_20_Internet_20_Link">http://oldfaith.net/01exposit/02nt/2-01마태복음.htm#5장:%20완전한%20의의%20삶</text:a> ::[20191201_121319</text:p>
        </text:list-item>
        <text:list-item>
          <text:p text:style-name="P22">READ</text:p>
          <text:list>
            <text:list-item>
              <text:p text:style-name="P22"><text:a xlink:type="simple" xlink:href="https://zhuanlan.zhihu.com/p/20764851" text:style-name="Internet_20_link" text:visited-style-name="Visited_20_Internet_20_Link">https://zhuanlan.zhihu.com/p/20764851</text:a></text:p>
              <text:list>
                <text:list-item>
                  <text:p text:style-name="P22">==&gt; DROP ::]20191201_124739</text:p>
                </text:list-item>
              </text:list>
            </text:list-item>
          </text:list>
        </text:list-item>
        <text:list-item>
          <text:p text:style-name="P51">SEARCH</text:p>
          <text:list>
            <text:list-item>
              <text:p text:style-name="P22"><text:a xlink:type="simple" xlink:href="https://duckduckgo.com/?q=圣经+释经学&amp;t=opera&amp;ia=web" text:style-name="Internet_20_link" text:visited-style-name="Visited_20_Internet_20_Link"><text:span text:style-name="T1">https://duckduckgo.com/?q=圣经+释经学&amp;t=opera&amp;ia=web</text:span></text:a></text:p>
            </text:list-item>
          </text:list>
        </text:list-item>
        <text:list-item>
          <text:p text:style-name="P51">READ</text:p>
          <text:list>
            <text:list-item>
              <text:p text:style-name="P22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::[20191201_125649 <text:s/>::]20191201_132138</text:p>
              <text:list>
                <text:list-item>
                  <text:p text:style-name="P22">这一课 : 分成三大部分<text:note text:id="ftn10" text:note-class="footnote"><text:note-citation>10</text:note-citation><text:note-body><text:p text:style-name="Footnote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</text:p></text:note-body></text:note></text:p>
                  <text:list>
                    <text:list-item>
                      <text:p text:style-name="P22">重要的术语</text:p>
                      <text:list>
                        <text:list-item>
                          <text:p text:style-name="P22">圣经释经学是什么意思</text:p>
                        </text:list-item>
                        <text:list-item>
                          <text:p text:style-name="P22">(三个)释经过程</text:p>
                        </text:list-item>
                      </text:list>
                    </text:list-item>
                    <text:list-item>
                      <text:p text:style-name="P22">科学导向释经法</text:p>
                    </text:list-item>
                    <text:list-item>
                      <text:p text:style-name="P22">尊崇导向释经法 zun1chong2</text:p>
                    </text:list-item>
                  </text:list>
                </text:list-item>
                <text:list-item>
                  <text:p text:style-name="P22">圣经释经学 </text:p>
                  <text:list>
                    <text:list-item>
                      <text:p text:style-name="P22">诠释学 quan2shi4</text:p>
                    </text:list-item>
                    <text:list-item>
                      <text:p text:style-name="P22">施莱尔马赫 shi1lai2er3ma3he4 ::[20191201_131439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>[next]</text:p>
      <text:list xml:id="list3092489825665936260" text:style-name="L12">
        <text:list-item>
          <text:p text:style-name="P23">http://oldfaith.net/01exposit/02nt/2-01마태복음.htm#5장: 완전한 의의 삶 “심령이 가난한 자는 천국이”</text:p>
        </text:list-item>
        <text:list-item>
          <text:p text:style-name="P23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</text:p>
        </text:list-item>
      </text:list>
      <text:p text:style-name="P7"/>
      <text:p text:style-name="P7"/>
      <text:p text:style-name="P7"/>
      <text:p text:style-name="P7">[<text:span text:style-name="T7">/ 20191201_132223</text:span>]</text:p>
      <text:p text:style-name="P7"><text:soft-page-break/></text:p>
      <text:p text:style-name="P10"/>
      <text:p text:style-name="P14"><text:span text:style-name="T8">4</text:span>---------------------------------------------------------------------------</text:p>
      <text:p text:style-name="P13">res free# JVEMV6 37#13_5 / 37. miscs / 13. religions / 20191201_152739</text:p>
      <text:p text:style-name="P7"/>
      <text:p text:style-name="P7">[do]</text:p>
      <text:list xml:id="list662211423442341587" text:style-name="L13">
        <text:list-item>
          <text:p text:style-name="P24"><text:span text:style-name="T1">READ : </text:span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24">학(學)</text:p>
              <text:list>
                <text:list-item>
                  <text:p text:style-name="P24">words</text:p>
                  <text:list>
                    <text:list-item>
                      <text:p text:style-name="P24">체계적 연구 <text:span text:style-name="T1">体系的研究</text:span></text:p>
                    </text:list-item>
                    <text:list-item>
                      <text:p text:style-name="P24">사실들<text:span text:style-name="T1"> 事実</text:span></text:p>
                    </text:list-item>
                    <text:list-item>
                      <text:p text:style-name="P24">원리들 <text:span text:style-name="T1">原理</text:span></text:p>
                    </text:list-item>
                    <text:list-item>
                      <text:p text:style-name="P52">지식 知識</text:p>
                    </text:list-item>
                  </text:list>
                </text:list-item>
              </text:list>
            </text:list-item>
            <text:list-item>
              <text:p text:style-name="P52">신학 神学</text:p>
              <text:list>
                <text:list-item>
                  <text:p text:style-name="P52">에 관한 関して</text:p>
                  <text:list>
                    <text:list-item>
                      <text:p text:style-name="P52">하나님</text:p>
                    </text:list-item>
                    <text:list-item>
                      <text:p text:style-name="P52">그의 진리들</text:p>
                    </text:list-item>
                  </text:list>
                </text:list-item>
                <text:list-item>
                  <text:p text:style-name="P52">체계적 지식 → ‘조직신학’(systematic theology)</text:p>
                </text:list-item>
                <text:list-item>
                  <text:p text:style-name="P24">엄격한 의미 → 조직신학</text:p>
                </text:list-item>
              </text:list>
            </text:list-item>
            <text:list-item>
              <text:p text:style-name="P24">성경 <text:span text:style-name="T1">聖書</text:span></text:p>
              <text:list>
                <text:list-item>
                  <text:p text:style-name="P24">하나님의</text:p>
                </text:list-item>
                <text:list-item>
                  <text:p text:style-name="P24">특별계시들</text:p>
                </text:list-item>
                <text:list-item>
                  <text:p text:style-name="P24">기록</text:p>
                </text:list-item>
              </text:list>
            </text:list-item>
            <text:list-item>
              <text:p text:style-name="P24">신학</text:p>
              <text:list>
                <text:list-item>
                  <text:p text:style-name="P24">성경에 계시된</text:p>
                </text:list-item>
                <text:list-item>
                  <text:p text:style-name="P24">하나님의</text:p>
                </text:list-item>
                <text:list-item>
                  <text:p text:style-name="P24">진리들에 관한</text:p>
                </text:list-item>
                <text:list-item>
                  <text:p text:style-name="P24">체계적인</text:p>
                </text:list-item>
                <text:list-item>
                  <text:p text:style-name="P24">지식</text:p>
                </text:list-item>
              </text:list>
            </text:list-item>
            <text:list-item>
              <text:p text:style-name="P24">자유주의 신학 <text:span text:style-name="T1">自由主義神学</text:span></text:p>
              <text:list>
                <text:list-item>
                  <text:p text:style-name="P24">신에 대한 <text:span text:style-name="T1">神への</text:span></text:p>
                </text:list-item>
                <text:list-item>
                  <text:p text:style-name="P24">인간의</text:p>
                </text:list-item>
                <text:list-item>
                  <text:p text:style-name="P24">주관적 신앙 <text:span text:style-name="T1">主観的信仰</text:span></text:p>
                </text:list-item>
                <text:list-item>
                  <text:p text:style-name="P52">종교경험 宗教経験</text:p>
                </text:list-item>
                <text:list-item>
                  <text:p text:style-name="P52">~의 학</text:p>
                </text:list-item>
              </text:list>
            </text:list-item>
            <text:list-item>
              <text:p text:style-name="P52">~~ “입장이다” <text:s/></text:p>
            </text:list-item>
          </text:list>
        </text:list-item>
        <text:list-item>
          <text:p text:style-name="P24"><text:span text:style-name="T1">READ </text:span><text:a xlink:type="simple" xlink:href="https://ko.wikipedia.org/wiki/자유주의_신학" text:style-name="Internet_20_link" text:visited-style-name="Visited_20_Internet_20_Link">https://ko.wikipedia.org/wiki/자유주의_신학</text:a><text:span text:style-name="T1"> ::]20191201_154642</text:span></text:p>
        </text:list-item>
        <text:list-item>
          <text:p text:style-name="P52"/>
        </text:list-item>
      </text:list>
      <text:p text:style-name="P7"/>
      <text:p text:style-name="P7">[next]</text:p>
      <text:list xml:id="list960908574735821575" text:style-name="L14">
        <text:list-item>
          <text:p text:style-name="P25"><text:a xlink:type="simple" xlink:href="http://www.cps2014.net/00download/02dogma-ethic/00sys.pdf" text:style-name="Internet_20_link" text:visited-style-name="Visited_20_Internet_20_Link">http://www.cps2014.net/00download/02dogma-ethic/00sys.pdf</text:a> “촬스 핫지는”</text:p>
        </text:list-item>
      </text:list>
      <text:p text:style-name="P7"/>
      <text:p text:style-name="P7"/>
      <text:p text:style-name="P7"><text:soft-page-break/></text:p>
      <text:p text:style-name="P7">[<text:span text:style-name="T7">/ X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6 / 37. miscs / 13. religions / XXXX</text:p>
      <text:p text:style-name="P7"/>
      <text:p text:style-name="P7">[do]</text:p>
      <text:list xml:id="list3178381547419340121" text:style-name="L15">
        <text:list-item>
          <text:p text:style-name="P26"><text:a xlink:type="simple" xlink:href="http://www.cps2014.net/00download/02dogma-ethic/00sys.pdf" text:style-name="Internet_20_link" text:visited-style-name="Visited_20_Internet_20_Link">http://www.cps2014.net/00download/02dogma-ethic/00sys.pdf</text:a> “촬스 핫지는” ::[20191202_160917</text:p>
          <text:list>
            <text:list-item>
              <text:p text:style-name="P26">“교의” <text:span text:style-name="T1">教義</text:span></text:p>
              <text:list>
                <text:list-item>
                  <text:p text:style-name="P26">하나님의</text:p>
                  <text:list>
                    <text:list-item>
                      <text:p text:style-name="P26">진리에 관한 <text:span text:style-name="T1">真理</text:span></text:p>
                    </text:list-item>
                  </text:list>
                </text:list-item>
                <text:list-item>
                  <text:p text:style-name="P26">교회의</text:p>
                  <text:list>
                    <text:list-item>
                      <text:p text:style-name="P26">공식적인</text:p>
                    </text:list-item>
                    <text:list-item>
                      <text:p text:style-name="P26">진술 <text:span text:style-name="T1">陳述</text:span></text:p>
                    </text:list-item>
                  </text:list>
                </text:list-item>
              </text:list>
            </text:list-item>
            <text:list-item>
              <text:p text:style-name="P26">“교리” <text:span text:style-name="T1">教理</text:span></text:p>
              <text:list>
                <text:list-item>
                  <text:p text:style-name="P26">말로 표현된 <text:span text:style-name="T1">表現</text:span></text:p>
                </text:list-item>
                <text:list-item>
                  <text:p text:style-name="P26">진리</text:p>
                </text:list-item>
                <text:list-item>
                  <text:p text:style-name="P26">(진리와 거의 동일시되나)</text:p>
                </text:list-item>
              </text:list>
            </text:list-item>
            <text:list-item>
              <text:p text:style-name="P26">“교의학”</text:p>
              <text:list>
                <text:list-item>
                  <text:p text:style-name="P26">A</text:p>
                  <text:list>
                    <text:list-item>
                      <text:p text:style-name="P26">내용적으로</text:p>
                    </text:list-item>
                    <text:list-item>
                      <text:p text:style-name="P26">조직신학 <text:span text:style-name="T1">組織神学</text:span></text:p>
                    </text:list-item>
                  </text:list>
                </text:list-item>
                <text:list-item>
                  <text:p text:style-name="P26">B (헤르만 바빙크)</text:p>
                  <text:list>
                    <text:list-item>
                      <text:p text:style-name="P26">하나님의 지식에 대한</text:p>
                    </text:list-item>
                    <text:list-item>
                      <text:p text:style-name="P26">학문적 <text:span text:style-name="T1">学問的</text:span></text:p>
                    </text:list-item>
                    <text:list-item>
                      <text:p text:style-name="P26">체계 <text:span text:style-name="T1">体系</text:span></text:p>
                    </text:list-item>
                  </text:list>
                </text:list-item>
                <text:list-item>
                  <text:p text:style-name="P26">C (박형룡)</text:p>
                  <text:list>
                    <text:list-item>
                      <text:p text:style-name="P26">a</text:p>
                      <text:list>
                        <text:list-item>
                          <text:p text:style-name="P26">성경이</text:p>
                        </text:list-item>
                        <text:list-item>
                          <text:p text:style-name="P26">하나님에 대하여 가르치는 <text:span text:style-name="T1">教えている</text:span> … 논술을 <text:span text:style-name="T1">論述</text:span></text:p>
                        </text:list-item>
                        <text:list-item>
                          <text:p text:style-name="P26">제출하기를 <text:span text:style-name="T1">提出</text:span> → 추구한다 <text:span text:style-name="T1">追求</text:span></text:p>
                        </text:list-item>
                      </text:list>
                    </text:list-item>
                    <text:list-item>
                      <text:p text:style-name="P53">b</text:p>
                      <text:list>
                        <text:list-item>
                          <text:p text:style-name="P53">성경 진리의</text:p>
                        </text:list-item>
                        <text:list-item>
                          <text:p text:style-name="P53">조직적</text:p>
                        </text:list-item>
                        <text:list-item>
                          <text:p text:style-name="P53">진술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성경신학(Biblical Theology)</text:p>
              <text:list>
                <text:list-item>
                  <text:list>
                    <text:list-item>
                      <text:p text:style-name="P26">하나님의 진리들을</text:p>
                    </text:list-item>
                    <text:list-item>
                      <text:p text:style-name="P26">역사적으로</text:p>
                    </text:list-item>
                    <text:list-item>
                      <text:p text:style-name="P26">연대순으로</text:p>
                    </text:list-item>
                  </text:list>
                </text:list-item>
                <text:list-item>
                  <text:p text:style-name="P26"><text:span text:style-name="T1">⇔ </text:span>조직신학</text:p>
                  <text:list>
                    <text:list-item>
                      <text:p text:style-name="P26">주제별로</text:p>
                    </text:list-item>
                    <text:list-item>
                      <text:p text:style-name="P26"><text:soft-page-break/>논리적으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922964056021176738" text:style-name="L16">
        <text:list-item>
          <text:p text:style-name="P27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</text:list-item>
      </text:list>
      <text:p text:style-name="P7"/>
      <text:p text:style-name="P7"/>
      <text:p text:style-name="P7"/>
      <text:p text:style-name="P7">[<text:span text:style-name="T7">/ 20191202_164946</text:span>]</text:p>
      <text:p text:style-name="P7"/>
      <text:p text:style-name="P11"/>
      <text:p text:style-name="P7"/>
      <text:p text:style-name="P7"/>
      <text:p text:style-name="P14"><text:span text:style-name="T8">6</text:span>---------------------------------------------------------------------------</text:p>
      <text:p text:style-name="P13">res free# JVEMV6 37#13_7 / 37. miscs / 13. religions / 20191203_093652</text:p>
      <text:p text:style-name="P7"/>
      <text:p text:style-name="P7">[do]</text:p>
      <text:list xml:id="list2375157430128028066" text:style-name="L17">
        <text:list-item>
          <text:p text:style-name="P28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  <text:list>
            <text:list-item>
              <text:p text:style-name="P28">“신학”</text:p>
              <text:list>
                <text:list-item>
                  <text:p text:style-name="P28">성경에</text:p>
                </text:list-item>
                <text:list-item>
                  <text:p text:style-name="P28">계시된</text:p>
                </text:list-item>
                <text:list-item>
                  <text:p text:style-name="P28">하나님의</text:p>
                </text:list-item>
                <text:list-item>
                  <text:p text:style-name="P28">진리들에 대한</text:p>
                </text:list-item>
                <text:list-item>
                  <text:p text:style-name="P28">체계적</text:p>
                </text:list-item>
                <text:list-item>
                  <text:p text:style-name="P28">지식</text:p>
                </text:list-item>
              </text:list>
            </text:list-item>
            <text:list-item>
              <text:p text:style-name="P28">신학의 성격</text:p>
              <text:list>
                <text:list-item>
                  <text:p text:style-name="P28">성경적</text:p>
                </text:list-item>
                <text:list-item>
                  <text:p text:style-name="P28">교회적</text:p>
                </text:list-item>
                <text:list-item>
                  <text:p text:style-name="P28">권위적</text:p>
                </text:list-item>
              </text:list>
            </text:list-item>
            <text:list-item>
              <text:p text:style-name="P28">A</text:p>
              <text:list>
                <text:list-item>
                  <text:p text:style-name="P28">성경의</text:p>
                  <text:list>
                    <text:list-item>
                      <text:p text:style-name="P28">신적 권위성</text:p>
                    </text:list-item>
                  </text:list>
                </text:list-item>
                <text:list-item>
                  <text:p text:style-name="P28">성경의</text:p>
                  <text:list>
                    <text:list-item>
                      <text:p text:style-name="P28">모든 진리들의</text:p>
                    </text:list-item>
                    <text:list-item>
                      <text:p text:style-name="P28">신적 권위성</text:p>
                    </text:list-item>
                  </text:list>
                </text:list-item>
                <text:list-item>
                  <text:p text:style-name="P28">신학</text:p>
                  <text:list>
                    <text:list-item>
                      <text:p text:style-name="P28">성경의 진리들을</text:p>
                    </text:list-item>
                    <text:list-item>
                      <text:p text:style-name="P28">체계적으로</text:p>
                    </text:list-item>
                    <text:list-item>
                      <text:p text:style-name="P28">정돈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351849755107597838" text:style-name="L18">
        <text:list-item>
          <text:p text:style-name="P29"><text:a xlink:type="simple" xlink:href="http://www.cps2014.net/00download/02dogma-ethic/00sys.pdf" text:style-name="Internet_20_link" text:visited-style-name="Visited_20_Internet_20_Link">http://www.cps2014.net/00download/02dogma-ethic/00sys.pdf</text:a> “넷째로, 신학<text:soft-page-break/>은”</text:p>
        </text:list-item>
      </text:list>
      <text:p text:style-name="P7"/>
      <text:p text:style-name="P7"/>
      <text:p text:style-name="P7"/>
      <text:p text:style-name="P7">[<text:span text:style-name="T7">/ 20191203_100842</text:span>]</text:p>
      <text:p text:style-name="P7"/>
      <text:p text:style-name="P11"/>
      <text:p text:style-name="P14"><text:span text:style-name="T8">7</text:span>---------------------------------------------------------------------------</text:p>
      <text:p text:style-name="P13">res free# JVEMV6 37#13_8 / 37. miscs / 13. religions / 20191204_075939</text:p>
      <text:p text:style-name="P7"/>
      <text:p text:style-name="P7">[do]</text:p>
      <text:list xml:id="list2237057403703818766" text:style-name="L19">
        <text:list-item>
          <text:p text:style-name="P30"><text:a xlink:type="simple" xlink:href="http://www.cps2014.net/00download/02dogma-ethic/00sys.pdf" text:style-name="Internet_20_link" text:visited-style-name="Visited_20_Internet_20_Link">http://www.cps2014.net/00download/02dogma-ethic/00sys.pdf</text:a> “넷째로, 신학은”</text:p>
          <text:list>
            <text:list-item>
              <text:p text:style-name="P30">넷째로</text:p>
              <text:list>
                <text:list-item>
                  <text:p text:style-name="P30">성경</text:p>
                  <text:list>
                    <text:list-item>
                      <text:p text:style-name="P30">내용 → 변할수 없</text:p>
                    </text:list-item>
                  </text:list>
                </text:list-item>
                <text:list-item>
                  <text:p text:style-name="P30">신학</text:p>
                  <text:list>
                    <text:list-item>
                      <text:p text:style-name="P30">기본 내용 → 변할수 없</text:p>
                    </text:list-item>
                  </text:list>
                </text:list-item>
                <text:list-item>
                  <text:p text:style-name="P30">신학</text:p>
                  <text:list>
                    <text:list-item>
                      <text:p text:style-name="P30">성경 진리들의</text:p>
                    </text:list-item>
                    <text:list-item>
                      <text:p text:style-name="P30">체계적</text:p>
                    </text:list-item>
                    <text:list-item>
                      <text:p text:style-name="P30">지식</text:p>
                    </text:list-item>
                  </text:list>
                </text:list-item>
              </text:list>
            </text:list-item>
            <text:list-item>
              <text:p text:style-name="P30">신학의 필요성</text:p>
              <text:list>
                <text:list-item>
                  <text:p text:style-name="P30">첫째로 : 기본적 욕구 </text:p>
                </text:list-item>
                <text:list-item>
                  <text:p text:style-name="P30">둘째로 : 효과적 전달</text:p>
                </text:list-item>
              </text:list>
            </text:list-item>
          </text:list>
        </text:list-item>
        <text:list-item>
          <text:p text:style-name="P30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 <text:s text:c="2"/>::[20191204_084141 <text:s text:c="2"/></text:p>
          <text:list>
            <text:list-item>
              <text:p text:style-name="P30">释经过程</text:p>
              <text:list>
                <text:list-item>
                  <text:p text:style-name="P30">预备</text:p>
                </text:list-item>
                <text:list-item>
                  <text:p text:style-name="P30">查考</text:p>
                </text:list-item>
                <text:list-item>
                  <text:p text:style-name="P30">应用</text:p>
                </text:list-item>
              </text:list>
            </text:list-item>
            <text:list-item>
              <text:p text:style-name="P30">科学导向释经法</text:p>
              <text:list>
                <text:list-item>
                  <text:p text:style-name="P30">首先 : 方法的合理性</text:p>
                </text:list-item>
                <text:list-item>
                  <text:p text:style-name="P30">第二 : 历史上的例子</text:p>
                </text:list-item>
                <text:list-item>
                  <text:p text:style-name="P30">第三 : 研究圣经的方法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4141878267546398229" text:style-name="L20">
        <text:list-item>
          <text:p text:style-name="P31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</text:list-item>
        <text:list-item>
          <text:p text:style-name="P31"><text:a xlink:type="simple" xlink:href="https://tip.daum.net/question/48825638" text:style-name="Internet_20_link" text:visited-style-name="Visited_20_Internet_20_Link">https://tip.daum.net/question/48825638</text:a> </text:p>
          <text:list>
            <text:list-item>
              <text:p text:style-name="P31"><text:a xlink:type="simple" xlink:href="https://duckduckgo.com/?q=+대소요리문답&amp;t=opera&amp;ia=web" text:style-name="Internet_20_link" text:visited-style-name="Visited_20_Internet_20_Link">https://duckduckgo.com/?q=+대소요리문답&amp;t=opera&amp;ia=web</text:a></text:p>
            </text:list-item>
          </text:list>
        </text:list-item>
        <text:list-item>
          <text:p text:style-name="P31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><text:soft-page-break/></text:p>
      <text:p text:style-name="P7"/>
      <text:p text:style-name="P7"/>
      <text:p text:style-name="P7">[<text:span text:style-name="T7">/ 20191204_090408</text:span>]</text:p>
      <text:p text:style-name="P7"/>
      <text:p text:style-name="P7"/>
      <text:p text:style-name="P11"/>
      <text:p text:style-name="P14"><text:span text:style-name="T8">8</text:span>---------------------------------------------------------------------------</text:p>
      <text:p text:style-name="P13">res free# JVEMV6 37#13_ 9 / 37. miscs / 13. religions / 20191205_095241</text:p>
      <text:p text:style-name="P7"/>
      <text:p text:style-name="P7">[do]</text:p>
      <text:list xml:id="list1109031525037593587" text:style-name="L21">
        <text:list-item>
          <text:p text:style-name="P32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  <text:list>
            <text:list-item>
              <text:p text:style-name="P32">신학은 필요하다</text:p>
              <text:list>
                <text:list-item>
                  <text:p text:style-name="P32">셋째로 : 사상적 일체성</text:p>
                </text:list-item>
                <text:list-item>
                  <text:p text:style-name="P32">넷째로 : 진리를 수호하기 위해</text:p>
                </text:list-item>
              </text:list>
            </text:list-item>
            <text:list-item>
              <text:p text:style-name="P32">==&gt; DROP (ENOUGH) ::]20191205_102234</text:p>
            </text:list-item>
          </text:list>
        </text:list-item>
        <text:list-item>
          <text:p text:style-name="P32"><text:a xlink:type="simple" xlink:href="https://ko.wikipedia.org/wiki/애니미즘" text:style-name="Internet_20_link" text:visited-style-name="Visited_20_Internet_20_Link">https://ko.wikipedia.org/wiki/애니미즘</text:a> ::[20191205_102308 ::]20191205_103238</text:p>
        </text:list-item>
        <text:list-item>
          <text:p text:style-name="P32"><text:a xlink:type="simple" xlink:href="https://thewiki.kr/w/애니미즘" text:style-name="Internet_20_link" text:visited-style-name="Visited_20_Internet_20_Link">https://thewiki.kr/w/애니미즘</text:a> </text:p>
          <text:list>
            <text:list-item>
              <text:p text:style-name="P32"/>
            </text:list-item>
          </text:list>
        </text:list-item>
      </text:list>
      <text:p text:style-name="P7"/>
      <text:p text:style-name="P7">[next]</text:p>
      <text:list xml:id="list3983504678517069290" text:style-name="L22">
        <text:list-item>
          <text:p text:style-name="P33"><text:a xlink:type="simple" xlink:href="https://thewiki.kr/w/애니미즘" text:style-name="Internet_20_link" text:visited-style-name="Visited_20_Internet_20_Link">https://thewiki.kr/w/애니미즘</text:a> “이들의 사회는”</text:p>
        </text:list-item>
      </text:list>
      <text:p text:style-name="P7"/>
      <text:p text:style-name="P7"/>
      <text:p text:style-name="P7">[<text:span text:style-name="T7">/ 20191205_103543</text:span>]</text:p>
      <text:p text:style-name="P7"/>
      <text:p text:style-name="P11"/>
      <text:p text:style-name="P7"/>
      <text:p text:style-name="P14"><text:span text:style-name="T8">9</text:span>---------------------------------------------------------------------------</text:p>
      <text:p text:style-name="P13">res free# JVEMV6 37#13_10 / 37. miscs / 13. religions / 20191207_095050</text:p>
      <text:p text:style-name="P7"/>
      <text:p text:style-name="P7">[do]</text:p>
      <text:list xml:id="list908230826509280808" text:style-name="L23">
        <text:list-item>
          <text:p text:style-name="P34"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34">신학의 방법</text:p>
              <text:list>
                <text:list-item>
                  <text:p text:style-name="P34">첫째 : 존재의 원리</text:p>
                </text:list-item>
              </text:list>
            </text:list-item>
          </text:list>
        </text:list-item>
        <text:list-item>
          <text:p text:style-name="P34"/>
        </text:list-item>
      </text:list>
      <text:p text:style-name="P7"/>
      <text:p text:style-name="P7">[next]</text:p>
      <text:list xml:id="list5455788892332078902" text:style-name="L24">
        <text:list-item>
          <text:p text:style-name="P35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</text:list-item>
      </text:list>
      <text:p text:style-name="P7"><text:soft-page-break/></text:p>
      <text:p text:style-name="P7"/>
      <text:p text:style-name="P7"/>
      <text:p text:style-name="P7">[<text:span text:style-name="T7">/ 20191207_095744</text:span>]</text:p>
      <text:p text:style-name="P7"/>
      <text:p text:style-name="P7"/>
      <text:p text:style-name="P11"/>
      <text:p text:style-name="P14"><text:span text:style-name="T8">10</text:span>---------------------------------------------------------------------------</text:p>
      <text:p text:style-name="P13">res free# JVEMV6 37#13_11 / 37. miscs / 13. religions / 20191207_151545</text:p>
      <text:p text:style-name="P7"/>
      <text:p text:style-name="P7">[do]</text:p>
      <text:list xml:id="list2566678783893360051" text:style-name="L25">
        <text:list-item>
          <text:p text:style-name="P36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/>
      <text:p text:style-name="P7">[next]</text:p>
      <text:list xml:id="list6121431168135862174" text:style-name="L26">
        <text:list-item>
          <text:p text:style-name="P37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</text:list-item>
      </text:list>
      <text:p text:style-name="P7"/>
      <text:p text:style-name="P7"/>
      <text:p text:style-name="P7">[<text:span text:style-name="T7">/ 20191207_154756</text:span>]</text:p>
      <text:p text:style-name="P7"/>
      <text:p text:style-name="P7"/>
      <text:p text:style-name="P7"/>
      <text:p text:style-name="P11"/>
      <text:p text:style-name="P14"><text:span text:style-name="T8">11</text:span>---------------------------------------------------------------------------</text:p>
      <text:p text:style-name="P13">res free# JVEMV6 37#13_ 12 / 37. miscs / 13. religions / 20191207_161107</text:p>
      <text:p text:style-name="P7"/>
      <text:p text:style-name="P7">[do]</text:p>
      <text:list xml:id="list5132380729188832049" text:style-name="L27">
        <text:list-item>
          <text:p text:style-name="P59"><text:a xlink:type="simple" xlink:href="http://www.fbiblos.org/Ewangeliarz/WedługEwangelii/EwangeliawedługśwMateusza/tabid/80/idkom/391/Default.aspx" text:style-name="Internet_20_link" text:visited-style-name="Visited_20_Internet_20_Link"><text:span text:style-name="T3">http://www.fbiblos.org/Ewangeliarz/WedługEwangelii/EwangeliawedługśwMateusza/tabid/80/idkom/391/Default.aspx</text:span></text:a><text:span text:style-name="T3"> “Mt 5,27-32”</text:span></text:p>
        </text:list-item>
      </text:list>
      <text:list xml:id="list30503977" text:continue-list="list2725296121740011875" text:style-name="L11">
        <text:list-item>
          <text:list>
            <text:list-item>
              <text:p text:style-name="P22"/>
            </text:list-item>
          </text:list>
        </text:list-item>
      </text:list>
      <text:p text:style-name="P7"/>
      <text:p text:style-name="P7">[next]</text:p>
      <text:list xml:id="list88712059248472449" text:style-name="L28">
        <text:list-item>
          <text:p text:style-name="P38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 “Z czasem gehenna”</text:p>
        </text:list-item>
      </text:list>
      <text:p text:style-name="P7"/>
      <text:p text:style-name="P7"/>
      <text:p text:style-name="P7">[<text:span text:style-name="T7">/ 20191207_163051</text:span>]</text:p>
      <text:p text:style-name="P7"/>
      <text:p text:style-name="P11"/>
      <text:p text:style-name="P7"/>
      <text:p text:style-name="P14"><text:span text:style-name="T8">12</text:span>---------------------------------------------------------------------------</text:p>
      <text:p text:style-name="P13"><text:soft-page-break/>res free# JVEMV6 37#13_ 13 / 37. miscs / 13. religions / 20191208_093330</text:p>
      <text:p text:style-name="P7"/>
      <text:p text:style-name="P7">[do]</text:p>
      <text:list xml:id="list377657668604884509" text:style-name="L29">
        <text:list-item>
          <text:p text:style-name="P39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  <text:list>
            <text:list-item>
              <text:p text:style-name="P39">신학의 방법</text:p>
              <text:list>
                <text:list-item>
                  <text:p text:style-name="P39">둘째 : 지식의 외적 원리</text:p>
                </text:list-item>
                <text:list-item>
                  <text:p text:style-name="P39">셋째 : 지식의 내적 원리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1997266607096584265" text:style-name="L30">
        <text:list-item>
          <text:p text:style-name="P40"><text:a xlink:type="simple" xlink:href="http://www.cps2014.net/00download/02dogma-ethic/00sys.pdf" text:style-name="Internet_20_link" text:visited-style-name="Visited_20_Internet_20_Link">http://www.cps2014.net/00download/02dogma-ethic/00sys.pdf</text:a> <text:s/>“그러나 이미 믿은”</text:p>
        </text:list-item>
      </text:list>
      <text:p text:style-name="P7"/>
      <text:p text:style-name="P7"/>
      <text:p text:style-name="P7"/>
      <text:p text:style-name="P7">[<text:span text:style-name="T7">/ 20191208_100402</text:span>]</text:p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14 / 37. miscs / 13. religions / 20191208_162738</text:p>
      <text:p text:style-name="P7"/>
      <text:p text:style-name="P7">[do]</text:p>
      <text:list xml:id="list7476716153433940043" text:style-name="L31">
        <text:list-item>
          <text:p text:style-name="P41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  <text:list>
            <text:list-item>
              <text:p text:style-name="P41"/>
            </text:list-item>
          </text:list>
        </text:list-item>
      </text:list>
      <text:p text:style-name="P7"/>
      <text:p text:style-name="P7">[next]</text:p>
      <text:list xml:id="list7111179766751312098" text:style-name="L32">
        <text:list-item>
          <text:p text:style-name="P42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虽然圣经作者经常或多或少”</text:p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 15 / 37. miscs / 13. religions / 20191209_121306</text:p>
      <text:p text:style-name="P7"/>
      <text:p text:style-name="P7">[do]</text:p>
      <text:list xml:id="list8523724726431613465" text:style-name="L33">
        <text:list-item>
          <text:p text:style-name="P43"><text:soft-page-break/><text:a xlink:type="simple" xlink:href="http://www.cps2014.net/00download/02dogma-ethic/00sys.pdf" text:style-name="Internet_20_link" text:visited-style-name="Visited_20_Internet_20_Link">http://www.cps2014.net/00download/02dogma-ethic/00sys.pdf</text:a> <text:s/>“그러나 이미 믿은”</text:p>
          <text:list>
            <text:list-item>
              <text:p text:style-name="P43">~~ “식을 갖기 어렵다” ==&gt; DROP ::]20191209_122334</text:p>
            </text:list-item>
          </text:list>
        </text:list-item>
      </text:list>
      <text:p text:style-name="P7"/>
      <text:p text:style-name="P7">[next]</text:p>
      <text:list xml:id="list8887932906280411636" text:style-name="L34">
        <text:list-item>
          <text:p text:style-name="P44">==&gt; HALT (ENOUGH)</text:p>
        </text:list-item>
      </text:list>
      <text:p text:style-name="P7"/>
      <text:p text:style-name="P7"/>
      <text:p text:style-name="P7"/>
      <text:p text:style-name="P7">[<text:span text:style-name="T7">/ 20191209_122457</text:span>]</text:p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16 / 37. miscs / 13. religions / XXXX</text:p>
      <text:p text:style-name="P7"/>
      <text:p text:style-name="P7">[do]</text:p>
      <text:list xml:id="list2678817047977633703" text:style-name="L35">
        <text:list-item>
          <text:p text:style-name="P60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虽然圣经作者经常或多或少”</text:p>
          <text:list>
            <text:list-item>
              <text:p text:style-name="P60">==&gt; DROP</text:p>
            </text:list-item>
          </text:list>
        </text:list-item>
      </text:list>
      <text:p text:style-name="P7"/>
      <text:p text:style-name="P7">[next]</text:p>
      <text:list xml:id="list2776476934115526859" text:style-name="L36">
        <text:list-item>
          <text:p text:style-name="P45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17 / 37. miscs / 13. religions / 20191210_120410</text:p>
      <text:p text:style-name="P7"/>
      <text:p text:style-name="P7">[do]</text:p>
      <text:list xml:id="list8693918806754549541" text:style-name="L37">
        <text:list-item>
          <text:p text:style-name="P46">READ : <text:a xlink:type="simple" xlink:href="https://ko.wikipedia.org/wiki/애니미즘" text:style-name="Internet_20_link" text:visited-style-name="Visited_20_Internet_20_Link">https://ko.wikipedia.org/wiki/애니미즘</text:a></text:p>
        </text:list-item>
        <text:list-item>
          <text:p text:style-name="P46"><text:span text:style-name="T1">READ </text:span><text:a xlink:type="simple" xlink:href="https://zh.wikipedia.org/wiki/泛靈論" text:style-name="Internet_20_link" text:visited-style-name="Visited_20_Internet_20_Link">https://zh.wikipedia.org/wiki/泛靈論</text:a><text:span text:style-name="T1"> #::]20191210_121730</text:span></text:p>
        </text:list-item>
        <text:list-item>
          <text:p text:style-name="P46"><text:span text:style-name="T1">READ </text:span><text:a xlink:type="simple" xlink:href="https://pl.wikipedia.org/wiki/Animizm" text:style-name="Internet_20_link" text:visited-style-name="Visited_20_Internet_20_Link">https://pl.wikipedia.org/wiki/Animizm</text:a><text:span text:style-name="T1"> </text:span></text:p>
          <text:list>
            <text:list-item>
              <text:p text:style-name="P54">next “Perspektywa animistyczna jest” ::]20191210_123123</text:p>
            </text:list-item>
          </text:list>
        </text:list-item>
        <text:list-item>
          <text:p text:style-name="P46"/>
        </text:list-item>
      </text:list>
      <text:p text:style-name="P7"/>
      <text:p text:style-name="P7">[next]</text:p>
      <text:list xml:id="list1832089897224340383" text:style-name="L38">
        <text:list-item>
          <text:p text:style-name="P47">ANY</text:p>
        </text:list-item>
      </text:list>
      <text:p text:style-name="P7"><text:soft-page-break/></text:p>
      <text:p text:style-name="P7"/>
      <text:p text:style-name="P7"/>
      <text:p text:style-name="P7">[<text:span text:style-name="T7">/ 20191210_123535</text:span>]</text:p>
      <text:p text:style-name="P7"/>
      <text:p text:style-name="P7"/>
      <text:p text:style-name="P11"/>
      <text:p text:style-name="P14"><text:span text:style-name="T8">17</text:span>---------------------------------------------------------------------------</text:p>
      <text:p text:style-name="P13">res free# JVEMV6 37#13_ 18 / 37. miscs / 13. religions / 20191213_095357</text:p>
      <text:p text:style-name="P7"/>
      <text:p text:style-name="P7">[do]</text:p>
      <text:list xml:id="list1129335999483799169" text:style-name="L42">
        <text:list-item>
          <text:p text:style-name="P55">神の義</text:p>
          <text:list>
            <text:list-item>
              <text:p text:style-name="P55"><text:a xlink:type="simple" xlink:href="https://duckduckgo.com/?q=하나님의의&amp;ia=web" text:style-name="Internet_20_link" text:visited-style-name="Visited_20_Internet_20_Link">https://duckduckgo.com/?q=하나님의의&amp;ia=web</text:a></text:p>
            </text:list-item>
            <text:list-item>
              <text:p text:style-name="P55"><text:a xlink:type="simple" xlink:href="https://ko.wikipedia.org/wiki/하나님의_의" text:style-name="Internet_20_link" text:visited-style-name="Visited_20_Internet_20_Link">https://ko.wikipedia.org/wiki/하나님의_의</text:a></text:p>
              <text:list>
                <text:list-item>
                  <text:p text:style-name="P55">matthew-6:33 <text:a xlink:type="simple" xlink:href="https://biblehub.com/interlinear/matthew/6.htm" text:style-name="Internet_20_link" text:visited-style-name="Visited_20_Internet_20_Link">https://biblehub.com/interlinear/matthew/6.htm</text:a></text:p>
                </text:list-item>
                <text:list-item>
                  <text:p text:style-name="P55">rome-1:16-17</text:p>
                </text:list-item>
              </text:list>
            </text:list-item>
            <text:list-item>
              <text:p text:style-name="P55"/>
            </text:list-item>
          </text:list>
        </text:list-item>
      </text:list>
      <text:p text:style-name="P7"/>
      <text:p text:style-name="P7">[next]</text:p>
      <text:list xml:id="list8841103135733985318" text:style-name="L39">
        <text:list-item>
          <text:p text:style-name="P48"><text:a xlink:type="simple" xlink:href="https://ko.wikipedia.org/wiki/하나님의_의" text:style-name="Internet_20_link" text:visited-style-name="Visited_20_Internet_20_Link">https://ko.wikipedia.org/wiki/하나님의_의</text:a><text:span text:style-name="T1"> </text:span>“하나님의 거룩한”</text:p>
        </text:list-item>
        <text:list-item>
          <text:p text:style-name="P48"><text:a xlink:type="simple" xlink:href="https://ko.wikipedia.org/wiki/오직_믿음" text:style-name="Internet_20_link" text:visited-style-name="Visited_20_Internet_20_Link">https://ko.wikipedia.org/wiki/오직_믿음</text:a></text:p>
        </text:list-item>
        <text:list-item>
          <text:p text:style-name="P48"/>
        </text:list-item>
      </text:list>
      <text:p text:style-name="P7"/>
      <text:p text:style-name="P7"/>
      <text:p text:style-name="P7"/>
      <text:p text:style-name="P7">[<text:span text:style-name="T7">/ 20191213_103023</text:span>]</text:p>
      <text:p text:style-name="P7"/>
      <text:p text:style-name="P7"/>
      <text:p text:style-name="P11">@@@</text:p>
      <text:p text:style-name="P14"><text:span text:style-name="T8">18</text:span>---------------------------------------------------------------------------</text:p>
      <text:p text:style-name="P13">res free# JVEMV6 37#13_19 / 37. miscs / 13. religions / XXXX</text:p>
      <text:p text:style-name="P7"/>
      <text:p text:style-name="P7">[do]</text:p>
      <text:list xml:id="list30526417" text:continue-list="list30503977" text:style-name="L11">
        <text:list-item>
          <text:p text:style-name="P22"/>
        </text:list-item>
      </text:list>
      <text:p text:style-name="P7"/>
      <text:p text:style-name="P7">[next]</text:p>
      <text:list xml:id="list7848812422976607463" text:style-name="L43">
        <text:list-item>
          <text:p text:style-name="P50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><text:soft-page-break/></text:p>
      <text:p text:style-name="P7"/>
      <text:p text:style-name="P7"/>
      <text:p text:style-name="P9"/>
      <text:p text:style-name="P15"/>
      <text:p text:style-name="P15">----------------------------------------------- [TEMPLATE] 20191201_112025</text:p>
      <text:p text:style-name="P14">---------------------------------------------------------------------------</text:p>
      <text:p text:style-name="P13">res free# JVEMV6 37#13_XX / 37. miscs / 13. religions / XXXX</text:p>
      <text:p text:style-name="P7"/>
      <text:p text:style-name="P7">[do]</text:p>
      <text:list xml:id="list30526582" text:continue-list="list30526417" text:style-name="L11">
        <text:list-item>
          <text:p text:style-name="P22"/>
        </text:list-item>
      </text:list>
      <text:p text:style-name="P7"/>
      <text:p text:style-name="P7">[next]</text:p>
      <text:list xml:id="list1417552384918782213" text:style-name="L40">
        <text:list-item>
          <text:p text:style-name="P49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7"/>
      <text:p text:style-name="P7">/ <text:span text:style-name="T5">----------------------------------------------- [TEMPLATE] 20191201_112025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 a .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7"/>
      <text:p text:style-name="P7"/>
      <text:p text:style-name="P9">------------------------------------------------- [docs] 20191130_084409</text:p>
      <text:list xml:id="list6107382657340868343" text:style-name="L41">
        <text:list-item>
          <text:p text:style-name="P61"><text:a xlink:type="simple" xlink:href="https://duckduckgo.com/?q=释经学&amp;t=opera&amp;ia=web" text:style-name="Internet_20_link" text:visited-style-name="Visited_20_Internet_20_Link"><text:span text:style-name="T6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30507214" text:continue-numbering="true" text:style-name="L41">
        <text:list-item>
          <text:list>
            <text:list-item>
              <text:p text:style-name="P63"><text:soft-page-break/></text:p>
            </text:list-item>
          </text:list>
        </text:list-item>
        <text:list-item>
          <text:p text:style-name="P63">korean docs</text:p>
          <text:list>
            <text:list-item>
              <text:p text:style-name="P63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30513710" text:continue-numbering="true" text:style-name="L41">
        <text:list-item>
          <text:p text:style-name="P63">polish docs</text:p>
          <text:list>
            <text:list-item>
              <text:p text:style-name="P63"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30498647" text:continue-numbering="true" text:style-name="L41">
        <text:list-item>
          <text:p text:style-name="P63"/>
        </text:list-item>
      </text:list>
      <text:p text:style-name="P12">/ <text:span text:style-name="T4">------------------------------------------------- [docs] 20191130_084409 /</text:span></text:p>
      <text:p text:style-name="P12"><text:span text:style-name="T4"/></text:p>
      <text:p text:style-name="P12"><text:span text:style-name="T4">------------------------------------------------- [want-to-know] 20191213_095247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73">1</text:p>
          </table:table-cell>
          <table:table-cell table:style-name="表7.B1" office:value-type="string">
            <text:p text:style-name="P74">神の義</text:p>
          </table:table-cell>
          <table:table-cell table:style-name="表7.C1" office:value-type="string">
            <text:p text:style-name="P73">20191213_095334</text:p>
          </table:table-cell>
        </table:table-row>
        <table:table-row>
          <table:table-cell table:style-name="表7.A2" office:value-type="string">
            <text:p text:style-name="P73"/>
          </table:table-cell>
          <table:table-cell table:style-name="表7.A2" office:value-type="string">
            <text:p text:style-name="P73"/>
          </table:table-cell>
          <table:table-cell table:style-name="表7.C2" office:value-type="string">
            <text:p text:style-name="P73"/>
          </table:table-cell>
        </table:table-row>
        <table:table-row>
          <table:table-cell table:style-name="表7.A2" office:value-type="string">
            <text:p text:style-name="P73"/>
          </table:table-cell>
          <table:table-cell table:style-name="表7.A2" office:value-type="string">
            <text:p text:style-name="P73"/>
          </table:table-cell>
          <table:table-cell table:style-name="表7.C2" office:value-type="string">
            <text:p text:style-name="P73"/>
          </table:table-cell>
        </table:table-row>
      </table:table>
      <text:p text:style-name="P12"><text:span text:style-name="T4"/></text:p>
      <text:p text:style-name="P12"><text:span text:style-name="T4">/ ------------------------------------------------- [want-to-know] 20191213_095247 /</text:span></text:p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13T10:30:42.97</dc:date>
    <dc:creator>iwabuchi ken</dc:creator>
    <meta:editing-duration>PT18H40M16S</meta:editing-duration>
    <meta:editing-cycles>38</meta:editing-cycles>
    <meta:generator>OpenOffice/4.1.3$Win32 OpenOffice.org_project/413m1$Build-9783</meta:generator>
    <meta:document-statistic meta:table-count="7" meta:image-count="0" meta:object-count="0" meta:page-count="14" meta:paragraph-count="367" meta:word-count="2293" meta:character-count="11428"/>
  </office:meta>
</office:document-meta>
</file>